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d848" officeooo:paragraph-rsid="000bd848"/>
    </style:style>
    <style:style style:name="P2" style:family="paragraph" style:parent-style-name="Standard">
      <style:paragraph-properties fo:text-align="start" style:justify-single-word="false"/>
      <style:text-properties officeooo:rsid="000bd848" officeooo:paragraph-rsid="000bd848"/>
    </style:style>
    <style:style style:name="P3" style:family="paragraph" style:parent-style-name="Standard">
      <style:paragraph-properties fo:text-align="start" style:justify-single-word="false"/>
      <style:text-properties officeooo:rsid="000bd848" officeooo:paragraph-rsid="000d55a1"/>
    </style:style>
    <style:style style:name="P4" style:family="paragraph" style:parent-style-name="Standard">
      <style:paragraph-properties fo:text-align="start" style:justify-single-word="false"/>
      <style:text-properties officeooo:rsid="000d3bd1" officeooo:paragraph-rsid="000d3bd1"/>
    </style:style>
    <style:style style:name="P5" style:family="paragraph" style:parent-style-name="Standard">
      <style:paragraph-properties fo:text-align="start" style:justify-single-word="false"/>
      <style:text-properties officeooo:rsid="000d3bd1" officeooo:paragraph-rsid="000d55a1"/>
    </style:style>
    <style:style style:name="P6" style:family="paragraph" style:parent-style-name="Standard">
      <style:paragraph-properties fo:text-align="start" style:justify-single-word="false"/>
      <style:text-properties officeooo:rsid="000e27fc" officeooo:paragraph-rsid="000e27fc"/>
    </style:style>
    <style:style style:name="P7" style:family="paragraph" style:parent-style-name="Standard">
      <style:paragraph-properties fo:text-align="start" style:justify-single-word="false"/>
      <style:text-properties officeooo:rsid="000e27fc" officeooo:paragraph-rsid="000f37f4"/>
    </style:style>
    <style:style style:name="P8" style:family="paragraph" style:parent-style-name="Standard">
      <style:paragraph-properties fo:text-align="start" style:justify-single-word="false"/>
      <style:text-properties officeooo:rsid="000f37f4" officeooo:paragraph-rsid="000f37f4"/>
    </style:style>
    <style:style style:name="P9" style:family="paragraph" style:parent-style-name="Standard">
      <style:paragraph-properties fo:text-align="start" style:justify-single-word="false"/>
      <style:text-properties officeooo:rsid="000f37f4" officeooo:paragraph-rsid="0011a240"/>
    </style:style>
    <style:style style:name="P10" style:family="paragraph" style:parent-style-name="Standard">
      <style:paragraph-properties fo:text-align="start" style:justify-single-word="false"/>
      <style:text-properties officeooo:rsid="001028c1" officeooo:paragraph-rsid="000f37f4"/>
    </style:style>
    <style:style style:name="P11" style:family="paragraph" style:parent-style-name="Standard">
      <style:paragraph-properties fo:text-align="start" style:justify-single-word="false"/>
      <style:text-properties officeooo:rsid="001028c1" officeooo:paragraph-rsid="001028c1"/>
    </style:style>
    <style:style style:name="P12" style:family="paragraph" style:parent-style-name="Standard">
      <style:paragraph-properties fo:text-align="start" style:justify-single-word="false"/>
      <style:text-properties officeooo:rsid="001028c1" officeooo:paragraph-rsid="0010aa27"/>
    </style:style>
    <style:style style:name="P13" style:family="paragraph" style:parent-style-name="Standard">
      <style:paragraph-properties fo:text-align="start" style:justify-single-word="false"/>
      <style:text-properties officeooo:rsid="0010aa27" officeooo:paragraph-rsid="0010aa27"/>
    </style:style>
    <style:style style:name="P14" style:family="paragraph" style:parent-style-name="Standard">
      <style:paragraph-properties fo:text-align="start" style:justify-single-word="false"/>
      <style:text-properties officeooo:rsid="0011a240" officeooo:paragraph-rsid="0011a240"/>
    </style:style>
    <style:style style:name="P15" style:family="paragraph" style:parent-style-name="Standard">
      <style:paragraph-properties fo:text-align="start" style:justify-single-word="false"/>
      <style:text-properties officeooo:rsid="0012cc89" officeooo:paragraph-rsid="0012cc89"/>
    </style:style>
    <style:style style:name="P16" style:family="paragraph" style:parent-style-name="Standard">
      <style:paragraph-properties fo:text-align="start" style:justify-single-word="false"/>
      <style:text-properties officeooo:rsid="0015ad0f" officeooo:paragraph-rsid="0015ad0f"/>
    </style:style>
    <style:style style:name="P17" style:family="paragraph" style:parent-style-name="Standard">
      <style:paragraph-properties fo:text-align="start" style:justify-single-word="false"/>
      <style:text-properties officeooo:rsid="0015ad0f" officeooo:paragraph-rsid="001761ba"/>
    </style:style>
    <style:style style:name="P18" style:family="paragraph" style:parent-style-name="Standard">
      <style:paragraph-properties fo:text-align="start" style:justify-single-word="false"/>
      <style:text-properties officeooo:rsid="0015ad0f" officeooo:paragraph-rsid="001a1be2"/>
    </style:style>
    <style:style style:name="P19" style:family="paragraph" style:parent-style-name="Standard">
      <style:paragraph-properties fo:text-align="start" style:justify-single-word="false"/>
      <style:text-properties officeooo:rsid="001761ba" officeooo:paragraph-rsid="001761ba"/>
    </style:style>
    <style:style style:name="P20" style:family="paragraph" style:parent-style-name="Standard">
      <style:paragraph-properties fo:text-align="start" style:justify-single-word="false"/>
      <style:text-properties officeooo:rsid="001b089a" officeooo:paragraph-rsid="001b089a"/>
    </style:style>
    <style:style style:name="P21" style:family="paragraph" style:parent-style-name="Standard">
      <style:paragraph-properties fo:text-align="start" style:justify-single-word="false"/>
      <style:text-properties officeooo:rsid="001bcefe" officeooo:paragraph-rsid="001bcefe"/>
    </style:style>
    <style:style style:name="T1" style:family="text">
      <style:text-properties officeooo:rsid="000d3bd1"/>
    </style:style>
    <style:style style:name="T2" style:family="text">
      <style:text-properties officeooo:rsid="000d55a1"/>
    </style:style>
    <style:style style:name="T3" style:family="text">
      <style:text-properties officeooo:rsid="000f37f4"/>
    </style:style>
    <style:style style:name="T4" style:family="text">
      <style:text-properties officeooo:rsid="001028c1"/>
    </style:style>
    <style:style style:name="T5" style:family="text">
      <style:text-properties officeooo:rsid="0010aa27"/>
    </style:style>
    <style:style style:name="T6" style:family="text">
      <style:text-properties officeooo:rsid="0011a240"/>
    </style:style>
    <style:style style:name="T7" style:family="text">
      <style:text-properties officeooo:rsid="00146892"/>
    </style:style>
    <style:style style:name="T8" style:family="text">
      <style:text-properties officeooo:rsid="0015ad0f"/>
    </style:style>
    <style:style style:name="T9" style:family="text">
      <style:text-properties officeooo:rsid="001620e9"/>
    </style:style>
    <style:style style:name="T10" style:family="text">
      <style:text-properties officeooo:rsid="001761ba"/>
    </style:style>
    <style:style style:name="T11" style:family="text">
      <style:text-properties officeooo:rsid="0018b934"/>
    </style:style>
    <style:style style:name="T12" style:family="text">
      <style:text-properties fo:font-style="italic" officeooo:rsid="0018b934" style:font-style-asian="italic" style:font-style-complex="italic"/>
    </style:style>
    <style:style style:name="T13" style:family="text">
      <style:text-properties officeooo:rsid="001b089a"/>
    </style:style>
    <style:style style:name="T14" style:family="text">
      <style:text-properties officeooo:rsid="001bce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entureland Conversion</text:p>
      <text:p text:style-name="P2"/>
      <text:p text:style-name="P2"><text:span text:style-name="T4">1. </text:span>Introduction:</text:p>
      <text:p text:style-name="P2"/>
      <text:p text:style-name="P3">Adventureland is a text-based game set in a command line-based environment that challenges players to explore a world rampant with magical creatures and many dangers in order to collect a variety of treasures. <text:s/>The version of the game I used was first written in C by <text:span text:style-name="T2">Morten Lohre </text:span>and my task was to convert as much as I could from C to C++ format. <text:s/>In order to do this, I studied object-oriented concepts such as inheritance through classes as well as more general features such as the use of enumerations. <text:s/>In the end, much was learned from this experience but some ideas <text:span text:style-name="T2">were</text:span> altered in order to incorporate them into the design.</text:p>
      <text:p text:style-name="P2"><text:s/></text:p>
      <text:p text:style-name="P2"><text:span text:style-name="T4">2. </text:span>Process:</text:p>
      <text:p text:style-name="P2"/>
      <text:p text:style-name="P2">Before making changes to the program, I found it necessary to analyze the structure of it in order to determine exactly how it functioned. <text:s/>Due to the fact that the C translator made little use of commentary, this was definitely a challenge. <text:s/>Thus, my first order of business was to <text:span text:style-name="T1">add as much commentary as necessary for me to understand exactly what was occurring in each phase and function of the program. <text:s/>Then, I separated some aspects of the program into multiple files. <text:s/>Finally, I added several abstraction elements to add clarity to the program.</text:span></text:p>
      <text:p text:style-name="P2"/>
      <text:p text:style-name="P4"><text:span text:style-name="T4">3. </text:span>Generally Unchanged Functionality:</text:p>
      <text:p text:style-name="P5"/>
      <text:p text:style-name="P6">The user interface remains mostly unchanged from what it was before I began working on the program. <text:s text:c="3"/>In addition many functions implemented by the previous programmer retain the same logical structure. Such functions include:</text:p>
      <text:p text:style-name="P7"><text:s text:c="3"/><text:span text:style-name="T3">void empty_keyboardbuffer()</text:span></text:p>
      <text:p text:style-name="P8"><text:s text:c="3"/>int yes_no()</text:p>
      <text:p text:style-name="P8"><text:s text:c="3"/>void welcome()</text:p>
      <text:p text:style-name="P8"><text:s text:c="3"/>void look()</text:p>
      <text:p text:style-name="P8"><text:s text:c="3"/>void turn()</text:p>
      <text:p text:style-name="P8"><text:s text:c="3"/>void action(int, int *)</text:p>
      <text:p text:style-name="P8"><text:s text:c="3"/>int get_input();</text:p>
      <text:p text:style-name="P8"><text:s text:c="3"/>int get_item_string(int)</text:p>
      <text:p text:style-name="P8"><text:s text:c="3"/>int get_action_variable(int *, int)</text:p>
      <text:p text:style-name="P8"><text:s text:c="3"/>void carry_drop()</text:p>
      <text:p text:style-name="P8"><text:s text:c="3"/>int length(const char *)</text:p>
      <text:p text:style-name="P8"><text:s text:c="2"/>void copystring(char *, const char *)</text:p>
      <text:p text:style-name="P8"><text:s text:c="2"/>int comparestring(const char *, const char *)</text:p>
      <text:p text:style-name="P8"><text:s text:c="2"/>int check_logics()</text:p>
      <text:p text:style-name="P10"/>
      <text:p text:style-name="P11">Many functions did, however, require modification in order to allow for interaction with added abstractions. <text:s/>In addition, the get_input() function required modification in order to read in input from the console/user.</text:p>
      <text:p text:style-name="P11"/>
      <text:p text:style-name="P11"/>
      <text:p text:style-name="P11"/>
      <text:p text:style-name="P11"/>
      <text:p text:style-name="P11"/>
      <text:p text:style-name="P11"><text:soft-page-break/>4. Abstractions:</text:p>
      <text:p text:style-name="P11"/>
      <text:p text:style-name="P11"><text:s text:c="4"/>a. Location enumeration</text:p>
      <text:p text:style-name="P11"><text:s text:c="12"/>The Location enumeration consists of 34 different locations that are used throughout the game, <text:s text:c="3"/><text:tab/>represented by integers from -1 to 33.</text:p>
      <text:p text:style-name="P12"><text:s text:c="17"/><text:span text:style-name="T5">Inventory = -1,</text:span></text:p>
      <text:p text:style-name="P13"><text:s text:c="17"/>Unassigned = 0,</text:p>
      <text:p text:style-name="P13"><text:s text:c="17"/>Swamp = 1,</text:p>
      <text:p text:style-name="P13"><text:s text:c="17"/>Tree = 2,</text:p>
      <text:p text:style-name="P13"><text:s text:c="17"/>Stump = 3,</text:p>
      <text:p text:style-name="P13"><text:s text:c="17"/>Root = 4,</text:p>
      <text:p text:style-name="P13"><text:s text:c="17"/>Hole = 5,</text:p>
      <text:p text:style-name="P13"><text:s text:c="17"/>Hall = 6,</text:p>
      <text:p text:style-name="P13"><text:s text:c="17"/>Cavern = 7,</text:p>
      <text:p text:style-name="P13"><text:s text:c="2"/><text:tab/> <text:s text:c="4"/>EightRoom = 8,</text:p>
      <text:p text:style-name="P13"><text:s text:c="2"/><text:tab/> <text:s text:c="4"/>Anteroom = 9,</text:p>
      <text:p text:style-name="P13"><text:s text:c="2"/><text:tab/> <text:s text:c="3"/>Shore = 10,</text:p>
      <text:p text:style-name="P13"><text:s text:c="2"/><text:tab/> <text:s text:c="3"/>Forest = 11,</text:p>
      <text:p text:style-name="P13"><text:s text:c="2"/><text:tab/> <text:s text:c="3"/>Maze = 12-17, </text:p>
      <text:p text:style-name="P13"><text:s text:c="2"/><text:tab/> <text:s text:c="3"/>Chasm = 18,</text:p>
      <text:p text:style-name="P13"><text:s text:c="2"/><text:tab/> <text:s text:c="4"/>Ledge = 19,</text:p>
      <text:p text:style-name="P13"><text:s text:c="2"/><text:tab/> <text:s text:c="4"/>RoyalChamber = 20,</text:p>
      <text:p text:style-name="P13"><text:s text:c="2"/><text:tab/> <text:s text:c="4"/>LedgeThrone = 21,</text:p>
      <text:p text:style-name="P13"><text:s text:c="2"/><text:tab/> <text:s text:c="4"/>ThroneRoom = 22,</text:p>
      <text:p text:style-name="P13"><text:s text:c="2"/><text:tab/> <text:s text:c="4"/>Meadow = 23,</text:p>
      <text:p text:style-name="P13"><text:s text:c="2"/><text:tab/> <text:s text:c="4"/>Trouble = 24,</text:p>
      <text:p text:style-name="P13"><text:s text:c="2"/><text:tab/> <text:s text:c="4"/>Grove = 25,</text:p>
      <text:p text:style-name="P13"><text:s text:c="2"/><text:tab/> <text:s text:c="4"/>Bog = 26,</text:p>
      <text:p text:style-name="P13"><text:s text:c="2"/><text:tab/> <text:s text:c="4"/>PC = 27,</text:p>
      <text:p text:style-name="P13"><text:s text:c="17"/>Branch = 28,</text:p>
      <text:p text:style-name="P13"><text:s text:c="2"/><text:tab/> <text:s text:c="4"/>Empty = 29-32,</text:p>
      <text:p text:style-name="P13"><text:s text:c="2"/><text:tab/> <text:s text:c="4"/>MistRoom = 33</text:p>
      <text:p text:style-name="P13"/>
      <text:p text:style-name="P13"><text:s/><text:tab/>The Empty locations may correspond to rooms found in other implementations of the <text:tab/>Adventureland game.</text:p>
      <text:p text:style-name="P13"><text:tab/>The Location enumeration is used in both the Item and Room classe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ab/>b. Item class </text:p>
      <text:p text:style-name="P8"><text:tab/><text:span text:style-name="T5">The Item class consists of a Location element and a description string. <text:s/>Functionality allows for <text:tab/>== and != comparison, construction, <text:s/>copy construction, and viewing but not modification of <text:tab/>elements.</text:span></text:p>
      <text:p text:style-name="P8"><text:s text:c="11"/></text:p>
      <text:p text:style-name="P9"><text:tab/><text:span text:style-name="T6">class Item {</text:span></text:p>
      <text:p text:style-name="P14"><text:tab/>public :</text:p>
      <text:p text:style-name="P14"><text:s text:c="3"/><text:tab/><text:tab/>Item();</text:p>
      <text:p text:style-name="P14"><text:s text:c="3"/><text:tab/><text:tab/>Item(Location l, std::string d);</text:p>
      <text:p text:style-name="P14"/>
      <text:p text:style-name="P14"><text:s text:c="2"/><text:tab/><text:tab/> Location getLocate() {return il; }</text:p>
      <text:p text:style-name="P14"><text:s text:c="3"/><text:tab/><text:tab/>void setLocate(Location);</text:p>
      <text:p text:style-name="P14"><text:s text:c="3"/><text:tab/><text:tab/>std::string getDescrip() {return id; }</text:p>
      <text:p text:style-name="P14"><text:s text:c="3"/></text:p>
      <text:p text:style-name="P14"><text:s text:c="3"/><text:tab/><text:tab/>void operator=(const Item&amp;);</text:p>
      <text:p text:style-name="P14"/>
      <text:p text:style-name="P14"><text:s text:c="3"/><text:tab/><text:tab/>friend bool operator==(Item, Item);</text:p>
      <text:p text:style-name="P14"><text:s text:c="3"/><text:tab/><text:tab/>friend bool operator!=(Item, Item);</text:p>
      <text:p text:style-name="P14"><text:s text:c="3"/></text:p>
      <text:p text:style-name="P14"><text:tab/><text:tab/>~Item();</text:p>
      <text:p text:style-name="P14"><text:tab/>private :</text:p>
      <text:p text:style-name="P14"><text:s text:c="2"/><text:tab/><text:tab/> Location il; // item location</text:p>
      <text:p text:style-name="P14"><text:s text:c="2"/><text:tab/><text:tab/> std::string id; // item description</text:p>
      <text:p text:style-name="P14"><text:tab/>};</text:p>
      <text:p text:style-name="P14"/>
      <text:p text:style-name="P14"><text:tab/>c. Room class</text:p>
      <text:p text:style-name="P14"><text:tab/>The Room class consists of a Location element, description string, and a vector of directions <text:tab/>that can be traveled in based on the Location. <text:s/>Functionality allows for == and != comparison, <text:tab/><text:span text:style-name="T13">construction, </text:span>copy construction, and viewing but not modification of elements.</text:p>
      <text:p text:style-name="P14"/>
      <text:p text:style-name="P14"><text:tab/>class Room {</text:p>
      <text:p text:style-name="P14"><text:tab/>public :</text:p>
      <text:p text:style-name="P14"><text:tab/><text:tab/> Room();</text:p>
      <text:p text:style-name="P14"><text:tab/><text:tab/> Room(Location, std::string, std::vector&lt;Location&gt;);</text:p>
      <text:p text:style-name="P14"/>
      <text:p text:style-name="P14"><text:tab/><text:tab/> Location getRL() { return rl; }</text:p>
      <text:p text:style-name="P14"><text:tab/><text:tab/> std::string getRD() { return rd; }</text:p>
      <text:p text:style-name="P14"><text:tab/><text:tab/> std::vector&lt;Location&gt; getDirect() { return direct; }</text:p>
      <text:p text:style-name="P14"><text:tab/><text:tab/> void operator=(const Room&amp;); <text:s text:c="2"/></text:p>
      <text:p text:style-name="P14"><text:s text:c="3"/><text:tab/><text:tab/>friend bool operator==(Room, Room);</text:p>
      <text:p text:style-name="P14"><text:s text:c="3"/><text:tab/><text:tab/>friend bool operator!=(Room, Room);</text:p>
      <text:p text:style-name="P14"><text:s text:c="3"/></text:p>
      <text:p text:style-name="P14"><text:s text:c="3"/><text:tab/><text:tab/>~Room();</text:p>
      <text:p text:style-name="P14"><text:s text:c="3"/></text:p>
      <text:p text:style-name="P14"><text:tab/>private :</text:p>
      <text:p text:style-name="P14"><text:s text:c="3"/><text:tab/><text:tab/>Location rl; // room location</text:p>
      <text:p text:style-name="P14"><text:s text:c="3"/><text:tab/><text:tab/>std::string rd; // room description</text:p>
      <text:p text:style-name="P14"><text:s text:c="3"/><text:tab/><text:tab/>std::vector&lt;Location&gt; direct; // directions available</text:p>
      <text:p text:style-name="P14"><text:tab/>};</text:p>
      <text:p text:style-name="P14"><text:soft-page-break/></text:p>
      <text:p text:style-name="P15">5. Other Additions and Modifications <text:span text:style-name="T8">to Functions</text:span></text:p>
      <text:p text:style-name="P15"/>
      <text:p text:style-name="P15"><text:tab/>a. Sleep() function</text:p>
      <text:p text:style-name="P15"><text:tab/><text:tab/>The Sleep function uses a clock/timer in order to slow the progress of welcome function <text:tab/><text:tab/>printing. <text:s/>Before it was added, the user was not able to read game-play directions. <text:s/>This <text:tab/><text:tab/><text:tab/>function was borrowed from the Ubuntu forums.</text:p>
      <text:p text:style-name="P15"/>
      <text:p text:style-name="P15"><text:tab/><text:tab/>void Sleep ( int seconds )</text:p>
      <text:p text:style-name="P15"><text:tab/><text:tab/>{</text:p>
      <text:p text:style-name="P15"><text:tab/><text:tab/><text:tab/> clock_t endwait;</text:p>
      <text:p text:style-name="P15"><text:tab/><text:tab/><text:tab/> endwait = clock () + seconds * CLOCKS_PER_SEC ;</text:p>
      <text:p text:style-name="P15"><text:s text:c="2"/><text:tab/><text:tab/><text:tab/>while (clock() &lt; endwait) {}</text:p>
      <text:p text:style-name="P15"><text:tab/><text:tab/>}</text:p>
      <text:p text:style-name="P15"/>
      <text:p text:style-name="P15"><text:tab/>b. <text:span text:style-name="T7">c</text:span>onvertInt() function</text:p>
      <text:p text:style-name="P15"><text:tab/><text:tab/>The convertInt() functions returns a Location value based on a received integer value. <text:s/><text:tab/><text:tab/><text:tab/><text:span text:style-name="T7">The corresponding integer values are denoted in part 4.a of this article.</text:span></text:p>
      <text:p text:style-name="P15"><text:tab/></text:p>
      <text:p text:style-name="P15"><text:span text:style-name="T7"><text:tab/>c. <text:s/>copystring() and comparestring() functions<text:line-break/><text:tab/><text:tab/>These functions required modification of preconditions in order to allow for comparison <text:tab/><text:tab/>of c_strings and std:strings. <text:s/>Thus, there are currently two versions of each function with <text:tab/><text:tab/>the exact same logic for each. <text:s/>I could have simply changed compared std::strings to <text:tab/><text:tab/><text:tab/>c_strings but I did not think of that before finishing the project.</text:span></text:p>
      <text:p text:style-name="P15"/>
      <text:p text:style-name="P16">6. File Separation</text:p>
      <text:p text:style-name="P16"/>
      <text:p text:style-name="P16"><text:tab/>a. main.cpp</text:p>
      <text:p text:style-name="P16"><text:tab/><text:tab/><text:span text:style-name="T9">This file holds the major components of the game. <text:s/>All interaction and logic functions <text:tab/><text:tab/><text:tab/>are defined here, except where otherwise specified. <text:s/>I attempted to separate the function <text:tab/><text:tab/><text:tab/>definitions from the main program, but I gave up momentarily in order to work on other <text:tab/><text:tab/>aspects of the game.</text:span></text:p>
      <text:p text:style-name="P16"><text:tab/>b. advland.h</text:p>
      <text:p text:style-name="P16"><text:tab/><text:tab/><text:span text:style-name="T9">This files only holds the Location enumeration. <text:s/>This is so it can interact with <text:tab/><text:tab/><text:tab/><text:tab/>components of the game such as objects of types Item and Room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tab/></text:p>
      <text:p text:style-name="P16"><text:tab/>c. advland.hpp</text:p>
      <text:p text:style-name="P16"><text:tab/><text:tab/><text:span text:style-name="T9">This files holds declarations of global variables and game-play functions.</text:span></text:p>
      <text:p text:style-name="P16"><text:span text:style-name="T10"><text:tab/><text:tab/>I. Global Variables:</text:span></text:p>
      <text:p text:style-name="P17"><text:tab/><text:tab/><text:tab/><text:span text:style-name="T10">#define CL <text:s text:c="5"/>151+1</text:span></text:p>
      <text:p text:style-name="P19"><text:tab/><text:tab/><text:tab/>#define NL <text:s text:c="5"/>59+1</text:p>
      <text:p text:style-name="P19"><text:tab/><text:tab/><text:tab/>#define RL <text:s text:c="5"/>33+1 <text:s text:c="2"/>// room limit</text:p>
      <text:p text:style-name="P19"><text:tab/><text:tab/><text:tab/>#define DL <text:s text:c="5"/>6+1 <text:s text:c="4"/>// direction limit</text:p>
      <text:p text:style-name="P19"><text:tab/><text:tab/><text:tab/>#define ML <text:s text:c="5"/>71+1 <text:s text:c="2"/>// message limit</text:p>
      <text:p text:style-name="P19"><text:tab/><text:tab/><text:tab/>#define AR <text:s text:c="5"/>Forest <text:s text:c="5"/>// start location</text:p>
      <text:p text:style-name="P19"><text:tab/><text:tab/><text:tab/>#define IL <text:s text:c="5"/>60+1 <text:s text:c="3"/>// number of items (item limit)</text:p>
      <text:p text:style-name="P19"><text:tab/><text:tab/><text:tab/>#define MX <text:s text:c="5"/>5 <text:s text:c="6"/>// max number of items allowed to carry</text:p>
      <text:p text:style-name="P19"><text:tab/><text:tab/><text:tab/>#define TT <text:s text:c="5"/>13 <text:s text:c="5"/>// number of treasures</text:p>
      <text:p text:style-name="P19"><text:tab/><text:tab/><text:tab/>#define LN <text:s text:c="5"/>3 <text:s text:c="6"/>// number of characters in commands in item strings</text:p>
      <text:p text:style-name="P19"><text:tab/><text:tab/><text:tab/>#define LT <text:s text:c="5"/>125 <text:s text:c="4"/>// number of steps before light goes out</text:p>
      <text:p text:style-name="P19"><text:tab/><text:tab/><text:tab/>#define TR <text:s text:c="5"/>Stump <text:s text:c="6"/>// treasure depository location</text:p>
      <text:p text:style-name="P19"><text:tab/><text:tab/><text:tab/>#define MAXLINE 79 <text:s text:c="5"/>// max number of characters on one line</text:p>
      <text:p text:style-name="P19"><text:tab/><text:tab/></text:p>
      <text:p text:style-name="P19"><text:tab/><text:tab/><text:tab/>extern const unsigned int C[CL][8]</text:p>
      <text:p text:style-name="P19"/>
      <text:p text:style-name="P19"><text:tab/><text:tab/><text:tab/>// NV$(59,1) commands</text:p>
      <text:p text:style-name="P19"><text:tab/><text:tab/><text:tab/>extern const char *NVS[2][NL];</text:p>
      <text:p text:style-name="P19"/>
      <text:p text:style-name="P19"><text:tab/><text:tab/><text:tab/>// RM(33) rooms with location, description and travel</text:p>
      <text:p text:style-name="P19"><text:tab/><text:tab/><text:tab/>extern Room RM[RL];</text:p>
      <text:p text:style-name="P19"/>
      <text:p text:style-name="P19"><text:tab/><text:tab/><text:tab/>// items(60) items with location and description</text:p>
      <text:p text:style-name="P19"><text:tab/><text:tab/><text:tab/>extern Item items[IL];</text:p>
      <text:p text:style-name="P19"/>
      <text:p text:style-name="P19"><text:tab/><text:tab/><text:tab/>// MS$(71) messages</text:p>
      <text:p text:style-name="P19"><text:tab/><text:tab/><text:tab/>extern const char *MSS[ML];</text:p>
      <text:p text:style-name="P19"><text:span text:style-name="T11"><text:tab/><text:tab/>II. Game-play functions</text:span></text:p>
      <text:p text:style-name="P19"><text:tab/><text:tab/><text:tab/><text:span text:style-name="T11">Game-play functions are specified in parts 3 and 5.</text:span></text:p>
      <text:p text:style-name="P16"><text:tab/>d. advland.cpp</text:p>
      <text:p text:style-name="P16"><text:tab/><text:tab/><text:span text:style-name="T9">This file holds definitions of global variables, which are designated by the keyword <text:tab/><text:tab/><text:tab/></text:span><text:span text:style-name="T12">extern.</text:span></text:p>
      <text:p text:style-name="P16"><text:tab/>e. item.hpp</text:p>
      <text:p text:style-name="P16"><text:tab/><text:tab/><text:span text:style-name="T11">This file contains the Item class declaration. <text:s/>Details about the Item class can be found in <text:tab/><text:tab/>part 4.b.</text:span></text:p>
      <text:p text:style-name="P16"><text:tab/>f. item.cpp</text:p>
      <text:p text:style-name="P16"><text:tab/><text:tab/><text:span text:style-name="T11">This file holds the implementation details of the Item class. <text:s/>Details about the Item class <text:tab/><text:tab/>can be found in part 4.b.</text:span></text:p>
      <text:p text:style-name="P16"><text:tab/>g. room.hpp</text:p>
      <text:p text:style-name="P18"><text:tab/><text:tab/><text:span text:style-name="T11">This file contains the Room class declaration. <text:s/>Details about the Room class can be <text:tab/><text:tab/><text:tab/>found in part 4.c.</text:span></text:p>
      <text:p text:style-name="P16"><text:tab/>h. room.cpp</text:p>
      <text:p text:style-name="P18"><text:tab/><text:tab/><text:span text:style-name="T11">This files holds the implementation details of the Room class. <text:s/>Details about the Room <text:tab/><text:tab/><text:tab/>class can be found in part 4.c.</text:span></text:p>
      <text:p text:style-name="P15"/>
      <text:p text:style-name="P15"><text:soft-page-break/></text:p>
      <text:p text:style-name="P20"><text:span text:style-name="T14">7. <text:s/></text:span>Conclusion</text:p>
      <text:p text:style-name="P20"/>
      <text:p text:style-name="P21">The Adventureland translation project has resulted in a lot o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4:53.182971336</meta:creation-date>
    <dc:date>2018-05-09T23:04:12.150671801</dc:date>
    <meta:editing-duration>PT43M2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6" meta:paragraph-count="154" meta:word-count="1154" meta:character-count="7827" meta:non-whitespace-character-count="6002"/>
  </office:meta>
</office:document-meta>
</file>